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fo:margin-top="0cm" fo:margin-bottom="0cm" table:align="center" style:writing-mode="lr-tb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1.4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.101cm" fo:padding-bottom="0.101cm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191cm" fo:padding-right="0.191cm" fo:padding-top="0.101cm" fo:padding-bottom="0.101cm" fo:border="none" style:writing-mode="lr-tb">
        <style:background-image/>
      </style:table-cell-properties>
    </style:style>
    <style:style style:name="Table1.A4" style:family="table-cell">
      <style:table-cell-properties style:vertical-align="middle" fo:background-color="transparent" fo:padding-left="0.191cm" fo:padding-right="0.191cm" fo:padding-top="0.101cm" fo:padding-bottom="0.101cm" fo:border="none" style:writing-mode="lr-tb">
        <style:background-image/>
      </style:table-cell-properties>
    </style:style>
    <style:style style:name="Table3" style:family="table">
      <style:table-properties style:width="15.921cm" fo:margin-top="0cm" fo:margin-bottom="0cm" table:align="center" style:writing-mode="lr-tb"/>
    </style:style>
    <style:style style:name="Table3.A" style:family="table-column">
      <style:table-column-properties style:column-width="9.195cm"/>
    </style:style>
    <style:style style:name="Table3.B" style:family="table-column">
      <style:table-column-properties style:column-width="1.348cm"/>
    </style:style>
    <style:style style:name="Table3.C" style:family="table-column">
      <style:table-column-properties style:column-width="1.342cm"/>
    </style:style>
    <style:style style:name="Table3.E" style:family="table-column">
      <style:table-column-properties style:column-width="1.344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.101cm" fo:padding-bottom="0.101cm" fo:border="none" style:writing-mode="lr-tb">
        <style:background-image/>
      </style:table-cell-properties>
    </style:style>
    <style:style style:name="Table3.A3" style:family="table-cell">
      <style:table-cell-properties fo:padding-left="0.191cm" fo:padding-right="0.191cm" fo:padding-top="0.101cm" fo:padding-bottom="0.101cm" fo:border="none" style:writing-mode="lr-tb"/>
    </style:style>
    <style:style style:name="Table3.B3" style:family="table-cell">
      <style:table-cell-properties style:vertical-align="middle" fo:background-color="#ffffff" fo:padding-left="0.191cm" fo:padding-right="0.191cm" fo:padding-top="0.101cm" fo:padding-bottom="0.101cm" fo:border="none" style:writing-mode="lr-tb">
        <style:background-image/>
      </style:table-cell-properties>
    </style:style>
    <style:style style:name="Table3.A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B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C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D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E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F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A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B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C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D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E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F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A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B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C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D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E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F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A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B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C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D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E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F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A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B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C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D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E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3.F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" style:family="table">
      <style:table-properties style:width="15.921cm" fo:margin-top="0cm" fo:margin-bottom="0cm" table:align="center" style:writing-mode="lr-tb"/>
    </style:style>
    <style:style style:name="Table2.A" style:family="table-column">
      <style:table-column-properties style:column-width="9.195cm"/>
    </style:style>
    <style:style style:name="Table2.B" style:family="table-column">
      <style:table-column-properties style:column-width="1.348cm"/>
    </style:style>
    <style:style style:name="Table2.C" style:family="table-column">
      <style:table-column-properties style:column-width="1.342cm"/>
    </style:style>
    <style:style style:name="Table2.E" style:family="table-column">
      <style:table-column-properties style:column-width="1.34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.101cm" fo:padding-bottom="0.101cm" fo:border="none" style:writing-mode="lr-tb">
        <style:background-image/>
      </style:table-cell-properties>
    </style:style>
    <style:style style:name="Table2.A3" style:family="table-cell">
      <style:table-cell-properties fo:padding-left="0.191cm" fo:padding-right="0.191cm" fo:padding-top="0.101cm" fo:padding-bottom="0.101cm" fo:border="none" style:writing-mode="lr-tb"/>
    </style:style>
    <style:style style:name="Table2.B3" style:family="table-cell">
      <style:table-cell-properties style:vertical-align="middle" fo:background-color="#ffffff" fo:padding-left="0.191cm" fo:padding-right="0.191cm" fo:padding-top="0.101cm" fo:padding-bottom="0.101cm" fo:border="none" style:writing-mode="lr-tb">
        <style:background-image/>
      </style:table-cell-properties>
    </style:style>
    <style:style style:name="Table2.A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B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C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D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E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F4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A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B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C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D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E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F5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A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B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C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D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E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F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A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B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C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D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E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F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A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B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C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D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E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F8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A10" style:family="table-cell">
      <style:table-cell-properties fo:background-color="#ffffff" fo:padding-left="0.191cm" fo:padding-right="0.191cm" fo:padding-top="0.101cm" fo:padding-bottom="0.101cm" fo:border="none" style:writing-mode="lr-tb">
        <style:background-image/>
      </style:table-cell-properties>
    </style:style>
    <style:style style:name="Table2.A12" style:family="table-cell">
      <style:table-cell-properties fo:background-color="#ffffff" fo:padding-left="0.191cm" fo:padding-right="0.191cm" fo:padding-top="0.101cm" fo:padding-bottom="0.101cm" fo:border="none" style:writing-mode="lr-tb">
        <style:background-image/>
      </style:table-cell-properties>
    </style:style>
    <style:style style:name="Table2.A14" style:family="table-cell">
      <style:table-cell-properties fo:background-color="#ffffff" fo:padding-left="0.191cm" fo:padding-right="0.191cm" fo:padding-top="0.101cm" fo:padding-bottom="0.101cm" fo:border="none" style:writing-mode="lr-tb">
        <style:background-image/>
      </style:table-cell-properties>
    </style:style>
    <style:style style:name="Table2.A16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A17" style:family="table-cell">
      <style:table-cell-properties style:vertical-align="middle" fo:padding-left="0.191cm" fo:padding-right="0.191cm" fo:padding-top="0.101cm" fo:padding-bottom="0.101cm" fo:border="none" style:writing-mode="lr-tb"/>
    </style:style>
    <style:style style:name="Table2.A18" style:family="table-cell">
      <style:table-cell-properties fo:background-color="#ffffff" fo:padding-left="0.191cm" fo:padding-right="0.191cm" fo:padding-top="0.101cm" fo:padding-bottom="0.101cm" fo:border="none" style:writing-mode="lr-tb">
        <style:background-image/>
      </style:table-cell-properties>
    </style:style>
    <style:style style:name="P1" style:family="paragraph" style:parent-style-name="Default">
      <style:paragraph-properties fo:margin-top="0cm" fo:margin-bottom="0cm" style:contextual-spacing="false" fo:text-align="center" style:justify-single-word="false"/>
      <style:text-properties fo:font-size="22pt" fo:language="en" fo:country="GB" fo:font-weight="bold" style:font-size-asian="22pt" style:font-weight-asian="bold"/>
    </style:style>
    <style:style style:name="P2" style:family="paragraph" style:parent-style-name="Standard">
      <style:paragraph-properties fo:margin-top="0cm" fo:margin-bottom="0cm" style:contextual-spacing="false"/>
      <style:text-properties fo:font-size="12pt" fo:language="en" fo:country="GB" style:font-size-asian="12pt"/>
    </style:style>
    <style:style style:name="P3" style:family="paragraph" style:parent-style-name="Standard">
      <style:paragraph-properties fo:margin-left="0.101cm" fo:margin-right="0.101cm" fo:margin-top="0.071cm" fo:margin-bottom="0.071cm" style:contextual-spacing="false" fo:line-height="115%" fo:text-align="justify" style:justify-single-word="false" fo:orphans="2" fo:widows="2"/>
      <style:text-properties style:font-name="Calibri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left="0.101cm" fo:margin-top="0.282cm" fo:margin-bottom="0.071cm" style:contextual-spacing="false" fo:line-height="100%" fo:text-align="justify" style:justify-single-word="false" fo:orphans="2" fo:widows="2"/>
      <style:text-properties style:font-name="Calibri1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left="0.101cm" fo:margin-top="0.071cm" fo:margin-bottom="0.071cm" style:contextual-spacing="false" fo:line-height="100%" fo:text-align="justify" style:justify-single-word="false" fo:orphans="2" fo:widows="2"/>
      <style:text-properties style:font-name="Calibri1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style:font-name="Calibri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left="0.101cm" fo:margin-top="0.071cm" fo:margin-bottom="0.071cm" style:contextual-spacing="false" fo:line-height="100%" fo:text-align="start" style:justify-single-word="false" fo:orphans="2" fo:widows="2"/>
      <style:text-properties style:font-name="Calibri1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40642"/>
    </style:style>
    <style:style style:name="P9" style:family="paragraph" style:parent-style-name="Standard">
      <style:paragraph-properties fo:margin-left="0.101cm" fo:margin-right="0.101cm" fo:margin-top="0.282cm" fo:margin-bottom="0.071cm" style:contextual-spacing="false" fo:line-height="100%" fo:text-align="justify" style:justify-single-word="false" fo:orphans="2" fo:widows="2"/>
      <style:text-properties style:font-name="Calibri" fo:font-size="11pt" fo:language="en" fo:country="PK" officeooo:paragraph-rsid="00140642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0" style:family="paragraph" style:parent-style-name="Standard">
      <style:paragraph-properties fo:margin-left="0.101cm" fo:margin-right="0.101cm" fo:margin-top="0.071cm" fo:margin-bottom="0.071cm" style:contextual-spacing="false" fo:line-height="115%" fo:text-align="justify" style:justify-single-word="false" fo:orphans="2" fo:widows="2"/>
      <style:text-properties style:font-name="Calibri" fo:font-size="11pt" fo:language="en" fo:country="PK" officeooo:paragraph-rsid="00140642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fo:color="#000000" loext:opacity="100%" style:font-name="Calibri1" fo:font-size="12pt" fo:language="en" fo:country="PK" officeooo:paragraph-rsid="00140642" style:letter-kerning="false" style:font-name-asian="Calibri2" style:font-size-asian="12pt" style:language-asian="en" style:country-asian="US" style:font-name-complex="Calibri2" style:font-size-complex="10.5pt" style:language-complex="ar" style:country-complex="SA"/>
    </style:style>
    <style:style style:name="P12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style:font-name="Calibri1" fo:font-size="11pt" fo:language="en" fo:country="PK" officeooo:paragraph-rsid="00140642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style:font-name="Calibri" fo:font-size="11pt" fo:language="en" fo:country="PK" officeooo:paragraph-rsid="00140642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left="0.101cm" fo:margin-right="0.101cm" fo:margin-top="0.071cm" fo:margin-bottom="0.071cm" style:contextual-spacing="false" fo:line-height="100%" fo:text-align="justify" style:justify-single-word="false" fo:orphans="2" fo:widows="2"/>
      <style:text-properties style:font-name="Calibri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.071cm" fo:margin-bottom="0.071cm" style:contextual-spacing="false" fo:line-height="100%" fo:text-align="start" style:justify-single-word="false" fo:orphans="2" fo:widows="2"/>
      <style:text-properties fo:color="#000000" loext:opacity="100%" style:font-name="Calibri1" fo:font-size="12pt" fo:language="en" fo:country="PK" style:letter-kerning="false" style:font-name-asian="Calibri2" style:font-size-asian="12pt" style:language-asian="en" style:country-asian="US" style:font-name-complex="Calibri2" style:font-size-complex="10.5pt" style:language-complex="ar" style:country-complex="SA"/>
    </style:style>
    <style:style style:name="P16" style:family="paragraph" style:parent-style-name="Standard">
      <style:paragraph-properties fo:margin-top="0.071cm" fo:margin-bottom="0.071cm" style:contextual-spacing="false" fo:line-height="100%" fo:text-align="center" style:justify-single-word="false" fo:orphans="2" fo:widows="2"/>
      <style:text-properties style:font-name="Calibri1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style:font-name="Calibri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left="0.101cm" fo:margin-right="0.101cm" fo:margin-top="0.282cm" fo:margin-bottom="0.071cm" style:contextual-spacing="false" fo:line-height="100%" fo:text-align="justify" style:justify-single-word="false" fo:orphans="2" fo:widows="2"/>
      <style:text-properties style:font-name="Calibri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19" style:family="paragraph" style:parent-style-name="Standard">
      <style:paragraph-properties fo:margin-left="0.101cm" fo:margin-right="0.101cm" fo:margin-top="0.071cm" fo:margin-bottom="0.282cm" style:contextual-spacing="false" fo:line-height="115%" fo:text-align="justify" style:justify-single-word="false" fo:orphans="2" fo:widows="2"/>
      <style:text-properties fo:color="#000000" loext:opacity="100%" style:font-name="Calibri" fo:font-size="12pt" fo:language="en" fo:country="PK" officeooo:paragraph-rsid="00140642" style:letter-kerning="false" style:font-name-asian="Calibri2" style:font-size-asian="12pt" style:language-asian="en" style:country-asian="US" style:font-name-complex="Arial1" style:font-size-complex="11pt" style:language-complex="ar" style:country-complex="SA">
        <loext:char-complex-color loext:theme-type="dark1" loext:color-type="theme"/>
      </style:text-properties>
    </style:style>
    <style:style style:name="P20" style:family="paragraph" style:parent-style-name="Standard">
      <style:paragraph-properties fo:margin-left="0.101cm" fo:margin-right="0.101cm" fo:margin-top="0.071cm" fo:margin-bottom="0.282cm" style:contextual-spacing="false" fo:line-height="115%" fo:text-align="justify" style:justify-single-word="false" fo:orphans="2" fo:widows="2"/>
      <style:text-properties fo:color="#000000" loext:opacity="100%" style:font-name="Calibri" fo:font-size="12pt" fo:language="en" fo:country="PK" style:letter-kerning="false" style:font-name-asian="Calibri2" style:font-size-asian="12pt" style:language-asian="en" style:country-asian="US" style:font-name-complex="Arial1" style:font-size-complex="11pt" style:language-complex="ar" style:country-complex="SA">
        <loext:char-complex-color loext:theme-type="dark1" loext:color-type="theme"/>
      </style:text-properties>
    </style:style>
    <style:style style:name="P21" style:family="paragraph" style:parent-style-name="Standard">
      <style:paragraph-properties fo:margin-left="0.101cm" fo:margin-right="0.101cm" fo:margin-top="0.071cm" fo:margin-bottom="0.071cm" style:contextual-spacing="false" fo:line-height="100%" fo:text-align="start" style:justify-single-word="false" fo:orphans="2" fo:widows="2"/>
      <style:text-properties style:font-name="Calibri1" fo:font-size="11pt" fo:language="de" fo:country="DE" officeooo:rsid="00140642" officeooo:paragraph-rsid="00140642" style:letter-kerning="false" fo:background-color="#ffffff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fo:font-size="22pt" fo:language="en" fo:country="GB" fo:font-weight="bold" style:font-size-asian="22pt" style:font-weight-asian="bold"/>
    </style:style>
    <style:style style:name="T2" style:family="text">
      <style:text-properties fo:font-size="12pt" fo:language="en" fo:country="GB" style:font-size-asian="12pt"/>
    </style:style>
    <style:style style:name="T3" style:family="text">
      <style:text-properties fo:color="#000000" loext:opacity="100%" fo:font-size="12pt" style:font-size-asian="12pt">
        <loext:char-complex-color loext:theme-type="dark1" loext:color-type="theme"/>
      </style:text-properties>
    </style:style>
    <style:style style:name="T4" style:family="text">
      <style:text-properties style:font-name="Calibri1" fo:font-size="14pt" fo:language="en" fo:country="GB" fo:font-weight="bold" style:font-size-asian="14pt" style:font-weight-asian="bold" style:font-name-complex="Calibri2" style:font-weight-complex="bold"/>
    </style:style>
    <style:style style:name="T5" style:family="text">
      <style:text-properties fo:color="#000000" loext:opacity="100%" style:font-name="Calibri1" fo:font-size="12pt" fo:language="en" fo:country="GB" fo:font-weight="bold" style:font-size-asian="12pt" style:font-weight-asian="bold" style:font-name-complex="Calibri2" style:font-size-complex="10pt">
        <loext:char-complex-color loext:theme-type="dark1" loext:color-type="theme"/>
      </style:text-properties>
    </style:style>
    <style:style style:name="T6" style:family="text">
      <style:text-properties fo:color="#000000" loext:opacity="100%" style:font-name="Calibri1" fo:font-size="12pt" fo:language="en" fo:country="GB" style:font-size-asian="12pt" style:font-name-complex="Calibri2" style:font-size-complex="10pt"/>
    </style:style>
    <style:style style:name="T7" style:family="text">
      <style:text-properties style:font-name="Calibri1" fo:font-size="12pt" fo:background-color="#fff2cc" loext:char-shading-value="0" style:font-size-asian="12pt" style:font-name-complex="Calibri2" style:font-weight-complex="bold"/>
    </style:style>
    <style:style style:name="T8" style:family="text">
      <style:text-properties fo:color="#000000" loext:opacity="100%" fo:font-size="12pt" fo:language="en" fo:country="GB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9" style:family="text">
      <style:text-properties fo:color="#000000" loext:opacity="100%" style:font-name="Calibri1" fo:font-size="12pt" style:font-size-asian="12pt" style:font-name-complex="Calibri2" style:font-size-complex="12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Calibri1" fo:font-size="12pt" fo:background-color="#fff2cc" loext:char-shading-value="0" style:font-size-asian="12pt" style:font-name-complex="Calibri2" style:font-size-complex="12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fo:font-size="12pt" fo:font-weight="bold" style:font-size-asian="12pt" style:font-weight-asian="bold">
        <loext:char-complex-color loext:theme-type="dark1" loext:color-type="theme"/>
      </style:text-properties>
    </style:style>
    <style:style style:name="T12" style:family="text">
      <style:text-properties fo:color="#000000" loext:opacity="100%" fo:font-size="14pt" fo:language="en" fo:country="GB" fo:font-weight="bold" style:font-size-asian="14pt" style:font-weight-asian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Calibri1" fo:font-size="12pt" style:font-size-asian="12pt" style:font-name-complex="Calibri2" style:font-size-complex="10.5pt"/>
    </style:style>
    <style:style style:name="T14" style:family="text">
      <style:text-properties fo:color="#000000" loext:opacity="100%" style:font-name="Calibri1" fo:font-size="12pt" fo:language="en" fo:country="GB" fo:font-weight="bold" style:font-size-asian="12pt" style:font-weight-asian="bold" style:font-name-complex="Calibri2">
        <loext:char-complex-color loext:theme-type="dark1" loext:color-type="theme"/>
      </style:text-properties>
    </style:style>
    <style:style style:name="T15" style:family="text">
      <style:text-properties fo:color="#000000" loext:opacity="100%" fo:font-size="12pt" fo:language="en" fo:country="GB" fo:font-weight="bold" style:font-size-asian="12pt" style:font-weight-asian="bold" style:font-name-complex="Calibri2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Calibri1" fo:font-size="12pt" fo:language="en" fo:country="GB" style:font-size-asian="12pt" style:font-name-complex="Calibri2">
        <loext:char-complex-color loext:theme-type="dark1" loext:color-type="theme"/>
      </style:text-properties>
    </style:style>
    <style:style style:name="T17" style:family="text">
      <style:text-properties fo:color="#000000" loext:opacity="100%" fo:font-family="'MS Gothic'" style:font-family-generic="roman" style:font-pitch="variable" fo:font-size="12pt" fo:language="en" fo:country="GB" style:font-family-asian="'MS Gothic'" style:font-family-generic-asian="system" style:font-pitch-asian="variable" style:font-size-asian="12pt" style:font-name-complex="Calibri2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Calibri1" fo:font-size="12pt" fo:language="en" fo:country="GB" style:font-family-asian="'MS Gothic'" style:font-family-generic-asian="system" style:font-pitch-asian="variable" style:font-size-asian="12pt" style:font-name-complex="Calibri2">
        <loext:char-complex-color loext:theme-type="dark1" loext:color-type="theme"/>
      </style:text-properties>
    </style:style>
    <style:style style:name="T19" style:family="text">
      <style:text-properties fo:color="#000000" loext:opacity="100%" fo:font-size="12pt" fo:font-weight="bold" officeooo:rsid="00140642" style:font-size-asian="12pt" style:font-weight-asian="bold">
        <loext:char-complex-color loext:theme-type="dark1" loext:color-type="theme"/>
      </style:text-properties>
    </style:style>
    <style:style style:name="T20" style:family="text">
      <style:text-properties fo:color="#000000" loext:opacity="100%" fo:font-size="12pt" fo:language="en" fo:country="GB" fo:background-color="#fff2cc" loext:char-shading-value="0" style:font-size-asian="12pt" style:font-size-complex="12pt">
        <loext:char-complex-color loext:theme-type="dark1" loext:color-type="theme"/>
      </style:text-properties>
    </style:style>
    <style:style style:name="T21" style:family="text">
      <style:text-properties officeooo:rsid="00140642"/>
    </style:style>
    <style:style style:name="T22" style:family="text">
      <style:text-properties fo:color="#000000" loext:opacity="100%" fo:font-size="12pt" fo:language="en" fo:country="GB" style:font-size-asian="12pt">
        <loext:char-complex-color loext:theme-type="dark1" loext:color-type="theme"/>
      </style:text-properties>
    </style:style>
    <style:style style:name="T23" style:family="text">
      <style:text-properties fo:color="#000000" loext:opacity="100%" fo:font-size="12pt" style:font-size-asian="12pt" style:font-name-complex="Calibri2" style:font-size-complex="12pt" style:font-weight-complex="bold">
        <loext:char-complex-color loext:theme-type="dark1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" loext:marker-style-name="T1"><text:s/>REPRODUCIBILITY CHECKING SURVEY</text:p>
      <text:p text:style-name="P2" loext:marker-style-name="T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 loext:marker-style-name="T3"><text:span text:style-name="T3">Thank you for participating in the study for my Bachelorthesis "An Automatic Reproducibility Checking Pipeline for the Learning Analytics Academic Community" . Your feedback is important as I continuously strive to improve my work. Please take a few minutes to complete this Survey.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4" loext:marker-style-name="T4"><text:span text:style-name="T4">PERSONAL INFORMATION:</text:span><text:span text:style-name="T4"/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" loext:marker-style-name="T5"><text:span text:style-name="T5">Name:</text:span><text:span text:style-name="T5"/></text:p>
          </table:table-cell>
          <table:table-cell table:style-name="Table1.A2" office:value-type="string">
            <text:p text:style-name="P5" loext:marker-style-name="T6"><loext:content-control loext:showing-place-holder="true" loext:id="1365864314"><text:span text:style-name="T7"/></loext:content-control></text:p>
          </table:table-cell>
        </table:table-row>
        <table:table-row table:style-name="Table1.1">
          <table:table-cell table:style-name="Table1.A4" office:value-type="string">
            <text:p text:style-name="P6" loext:marker-style-name="T8"><text:span text:style-name="T8">Email Address:</text:span><text:span text:style-name="T8"/></text:p>
          </table:table-cell>
          <table:table-cell table:style-name="Table1.A4" office:value-type="string">
            <text:p text:style-name="P7" loext:marker-style-name="T9"><text:span text:style-name="T10"/></text:p>
          </table:table-cell>
        </table:table-row>
        <table:table-row table:style-name="Table1.1">
          <table:table-cell table:style-name="Table1.A2" table:number-columns-spanned="2" office:value-type="string">
            <text:p text:style-name="P3" loext:marker-style-name="T3"><text:span text:style-name="T11">Note:</text:span><text:span text:style-name="T3"> The information collected will be used solely for the purpose of this survey and will be kept confidential.</text:span></text:p>
          </table:table-cell>
          <table:covered-table-cell/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 table:number-columns-repeated="2"/>
        <table:table-row table:style-name="Table3.1">
          <table:table-cell table:style-name="Table3.A1" table:number-columns-spanned="6" office:value-type="string">
            <text:p text:style-name="P9" loext:marker-style-name="T12"><text:span text:style-name="T12">CHECKLIST EVALUATION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6" office:value-type="string">
            <text:p text:style-name="P10" loext:marker-style-name="T3"><text:span text:style-name="T3">Please rate the following aspects of the checklist on a scale of 1 to 5, where 1 stands for 'Strongly Disagree' and 5 stands for 'Strongly Agree'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1" loext:marker-style-name="T13"/>
          </table:table-cell>
          <table:table-cell table:style-name="Table3.B3" office:value-type="string">
            <text:p text:style-name="P12" loext:marker-style-name="T14"><text:span text:style-name="T15">01</text:span></text:p>
          </table:table-cell>
          <table:table-cell table:style-name="Table3.B3" office:value-type="string">
            <text:p text:style-name="P12" loext:marker-style-name="T14"><text:span text:style-name="T15">02</text:span></text:p>
          </table:table-cell>
          <table:table-cell table:style-name="Table3.B3" office:value-type="string">
            <text:p text:style-name="P12" loext:marker-style-name="T14"><text:span text:style-name="T15">03</text:span></text:p>
          </table:table-cell>
          <table:table-cell table:style-name="Table3.B3" office:value-type="string">
            <text:p text:style-name="P12" loext:marker-style-name="T14"><text:span text:style-name="T15">04</text:span></text:p>
          </table:table-cell>
          <table:table-cell table:style-name="Table3.B3" office:value-type="string">
            <text:p text:style-name="P12" loext:marker-style-name="T14"><text:span text:style-name="T15">05</text:span></text:p>
          </table:table-cell>
        </table:table-row>
        <table:table-row table:style-name="Table3.1">
          <table:table-cell table:style-name="Table3.A4" office:value-type="string">
            <text:p text:style-name="P13" loext:marker-style-name="T11"><text:span text:style-name="T11">The checklist consists of clear defined questions .</text:span></text:p>
          </table:table-cell>
          <table:table-cell table:style-name="Table3.B4" office:value-type="string">
            <text:p text:style-name="P12" loext:marker-style-name="T16"><text:span text:style-name="T17">☐</text:span></text:p>
          </table:table-cell>
          <table:table-cell table:style-name="Table3.C4" office:value-type="string">
            <text:p text:style-name="P12" loext:marker-style-name="T16"><text:span text:style-name="T17">☐</text:span></text:p>
          </table:table-cell>
          <table:table-cell table:style-name="Table3.D4" office:value-type="string">
            <text:p text:style-name="P12" loext:marker-style-name="T16"><text:span text:style-name="T17">☐</text:span></text:p>
          </table:table-cell>
          <table:table-cell table:style-name="Table3.E4" office:value-type="string">
            <text:p text:style-name="P12" loext:marker-style-name="T16"><text:span text:style-name="T17">☐</text:span></text:p>
          </table:table-cell>
          <table:table-cell table:style-name="Table3.F4" office:value-type="string">
            <text:p text:style-name="P12" loext:marker-style-name="T16"><text:span text:style-name="T17">☐</text:span></text:p>
          </table:table-cell>
        </table:table-row>
        <table:table-row table:style-name="Table3.1">
          <table:table-cell table:style-name="Table3.A5" office:value-type="string">
            <text:p text:style-name="P13" loext:marker-style-name="T11"><text:span text:style-name="T11">The checklist captures key elements of reproducibility.</text:span></text:p>
          </table:table-cell>
          <table:table-cell table:style-name="Table3.B5" office:value-type="string">
            <text:p text:style-name="P12" loext:marker-style-name="T16"><text:span text:style-name="T17">☐</text:span></text:p>
          </table:table-cell>
          <table:table-cell table:style-name="Table3.C5" office:value-type="string">
            <text:p text:style-name="P12" loext:marker-style-name="T16"><text:span text:style-name="T17">☐</text:span></text:p>
          </table:table-cell>
          <table:table-cell table:style-name="Table3.D5" office:value-type="string">
            <text:p text:style-name="P12" loext:marker-style-name="T16"><text:span text:style-name="T17">☐</text:span></text:p>
          </table:table-cell>
          <table:table-cell table:style-name="Table3.E5" office:value-type="string">
            <text:p text:style-name="P12" loext:marker-style-name="T16"><text:span text:style-name="T17">☐</text:span></text:p>
          </table:table-cell>
          <table:table-cell table:style-name="Table3.F5" office:value-type="string">
            <text:p text:style-name="P12" loext:marker-style-name="T16"><text:span text:style-name="T17">☐</text:span></text:p>
          </table:table-cell>
        </table:table-row>
        <table:table-row table:style-name="Table3.1">
          <table:table-cell table:style-name="Table3.A6" office:value-type="string">
            <text:p text:style-name="P13" loext:marker-style-name="T11"><text:span text:style-name="T11">The checklist helped notice reproducibility issues.</text:span></text:p>
          </table:table-cell>
          <table:table-cell table:style-name="Table3.B6" office:value-type="string">
            <text:p text:style-name="P12" loext:marker-style-name="T16"><text:span text:style-name="T17">☐</text:span></text:p>
          </table:table-cell>
          <table:table-cell table:style-name="Table3.C6" office:value-type="string">
            <text:p text:style-name="P12" loext:marker-style-name="T16"><text:span text:style-name="T17">☐</text:span></text:p>
          </table:table-cell>
          <table:table-cell table:style-name="Table3.D6" office:value-type="string">
            <text:p text:style-name="P12" loext:marker-style-name="T16"><text:span text:style-name="T17">☐</text:span></text:p>
          </table:table-cell>
          <table:table-cell table:style-name="Table3.E6" office:value-type="string">
            <text:p text:style-name="P12" loext:marker-style-name="T16"><text:span text:style-name="T17">☐</text:span></text:p>
          </table:table-cell>
          <table:table-cell table:style-name="Table3.F6" office:value-type="string">
            <text:p text:style-name="P12" loext:marker-style-name="T16"><text:span text:style-name="T17">☐</text:span></text:p>
          </table:table-cell>
        </table:table-row>
        <table:table-row table:style-name="Table3.1">
          <table:table-cell table:style-name="Table3.A7" office:value-type="string">
            <text:p text:style-name="P13" loext:marker-style-name="T11"><text:span text:style-name="T11">[One more question here?]</text:span></text:p>
          </table:table-cell>
          <table:table-cell table:style-name="Table3.B7" office:value-type="string">
            <text:p text:style-name="P12" loext:marker-style-name="T16"><text:span text:style-name="T17">☐</text:span></text:p>
          </table:table-cell>
          <table:table-cell table:style-name="Table3.C7" office:value-type="string">
            <text:p text:style-name="P12" loext:marker-style-name="T16"><text:span text:style-name="T17">☐</text:span></text:p>
          </table:table-cell>
          <table:table-cell table:style-name="Table3.D7" office:value-type="string">
            <text:p text:style-name="P12" loext:marker-style-name="T16"><text:span text:style-name="T17">☐</text:span></text:p>
          </table:table-cell>
          <table:table-cell table:style-name="Table3.E7" office:value-type="string">
            <text:p text:style-name="P12" loext:marker-style-name="T16"><text:span text:style-name="T17">☐</text:span></text:p>
          </table:table-cell>
          <table:table-cell table:style-name="Table3.F7" office:value-type="string">
            <text:p text:style-name="P12" loext:marker-style-name="T16"><text:span text:style-name="T17">☐</text:span></text:p>
          </table:table-cell>
        </table:table-row>
        <table:table-row table:style-name="Table3.1">
          <table:table-cell table:style-name="Table3.A8" office:value-type="string">
            <text:p text:style-name="P13" loext:marker-style-name="T11">[One more question here?]</text:p>
          </table:table-cell>
          <table:table-cell table:style-name="Table3.B8" office:value-type="string">
            <text:p text:style-name="P12" loext:marker-style-name="T16"><text:span text:style-name="T17">☐</text:span></text:p>
          </table:table-cell>
          <table:table-cell table:style-name="Table3.C8" office:value-type="string">
            <text:p text:style-name="P12" loext:marker-style-name="T16"><text:span text:style-name="T17">☐</text:span></text:p>
          </table:table-cell>
          <table:table-cell table:style-name="Table3.D8" office:value-type="string">
            <text:p text:style-name="P12" loext:marker-style-name="T16"><text:span text:style-name="T17">☐</text:span></text:p>
          </table:table-cell>
          <table:table-cell table:style-name="Table3.E8" office:value-type="string">
            <text:p text:style-name="P12" loext:marker-style-name="T16"><text:span text:style-name="T17">☐</text:span></text:p>
          </table:table-cell>
          <table:table-cell table:style-name="Table3.F8" office:value-type="string">
            <text:p text:style-name="P12" loext:marker-style-name="T16"><text:span text:style-name="T17">☐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C"/>
        <table:table-row table:style-name="Table2.1">
          <table:table-cell table:style-name="Table2.A1" table:number-columns-spanned="6" office:value-type="string">
            <text:p text:style-name="P14" loext:marker-style-name="T12"><text:span text:style-name="T12">PROTOTYPE EVALUATION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3" loext:marker-style-name="T3"><text:span text:style-name="T3">Please rate the following aspects of the prototype on a scale of 1 to 5, where 1 stands for 'Strongly Disagree' and 5 stands for 'Strongly Agree'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5" loext:marker-style-name="T13"/>
          </table:table-cell>
          <table:table-cell table:style-name="Table2.B3" office:value-type="string">
            <text:p text:style-name="P16" loext:marker-style-name="T14"><text:span text:style-name="T14">01</text:span><text:span text:style-name="T14"/></text:p>
          </table:table-cell>
          <table:table-cell table:style-name="Table2.B3" office:value-type="string">
            <text:p text:style-name="P16" loext:marker-style-name="T14"><text:span text:style-name="T14">02</text:span><text:span text:style-name="T14"/></text:p>
          </table:table-cell>
          <table:table-cell table:style-name="Table2.B3" office:value-type="string">
            <text:p text:style-name="P16" loext:marker-style-name="T14"><text:span text:style-name="T14">03</text:span><text:span text:style-name="T14"/></text:p>
          </table:table-cell>
          <table:table-cell table:style-name="Table2.B3" office:value-type="string">
            <text:p text:style-name="P16" loext:marker-style-name="T14"><text:span text:style-name="T14">04</text:span><text:span text:style-name="T14"/></text:p>
          </table:table-cell>
          <table:table-cell table:style-name="Table2.B3" office:value-type="string">
            <text:p text:style-name="P16" loext:marker-style-name="T14"><text:span text:style-name="T14">05</text:span><text:span text:style-name="T14"/></text:p>
          </table:table-cell>
        </table:table-row>
        <table:table-row table:style-name="Table2.1">
          <table:table-cell table:style-name="Table2.A4" office:value-type="string">
            <text:p text:style-name="P17" loext:marker-style-name="T11"><text:span text:style-name="T11">The prototype is easy to use.</text:span></text:p>
          </table:table-cell>
          <table:table-cell table:style-name="Table2.B4" office:value-type="string">
            <text:p text:style-name="P16" loext:marker-style-name="T16"><text:span text:style-name="T17">☐</text:span><text:span text:style-name="T18"/></text:p>
          </table:table-cell>
          <table:table-cell table:style-name="Table2.C4" office:value-type="string">
            <text:p text:style-name="P16" loext:marker-style-name="T16"><text:span text:style-name="T17">☐</text:span><text:span text:style-name="T18"/></text:p>
          </table:table-cell>
          <table:table-cell table:style-name="Table2.D4" office:value-type="string">
            <text:p text:style-name="P16" loext:marker-style-name="T16"><text:span text:style-name="T17">☐</text:span><text:span text:style-name="T18"/></text:p>
          </table:table-cell>
          <table:table-cell table:style-name="Table2.E4" office:value-type="string">
            <text:p text:style-name="P16" loext:marker-style-name="T16"><text:span text:style-name="T17">☐</text:span><text:span text:style-name="T18"/></text:p>
          </table:table-cell>
          <table:table-cell table:style-name="Table2.F4" office:value-type="string">
            <text:p text:style-name="P16" loext:marker-style-name="T16"><text:span text:style-name="T17">☐</text:span><text:span text:style-name="T18"/></text:p>
          </table:table-cell>
        </table:table-row>
        <table:table-row table:style-name="Table2.1">
          <table:table-cell table:style-name="Table2.A5" office:value-type="string">
            <text:p text:style-name="P17" loext:marker-style-name="T11"><text:span text:style-name="T11">The prototype has a clear concept/use-case.</text:span></text:p>
          </table:table-cell>
          <table:table-cell table:style-name="Table2.B5" office:value-type="string">
            <text:p text:style-name="P16" loext:marker-style-name="T16"><text:span text:style-name="T17">☐</text:span><text:span text:style-name="T18"/></text:p>
          </table:table-cell>
          <table:table-cell table:style-name="Table2.C5" office:value-type="string">
            <text:p text:style-name="P16" loext:marker-style-name="T16"><text:span text:style-name="T17">☐</text:span><text:span text:style-name="T18"/></text:p>
          </table:table-cell>
          <table:table-cell table:style-name="Table2.D5" office:value-type="string">
            <text:p text:style-name="P16" loext:marker-style-name="T16"><text:span text:style-name="T17">☐</text:span><text:span text:style-name="T18"/></text:p>
          </table:table-cell>
          <table:table-cell table:style-name="Table2.E5" office:value-type="string">
            <text:p text:style-name="P16" loext:marker-style-name="T16"><text:span text:style-name="T17">☐</text:span><text:span text:style-name="T18"/></text:p>
          </table:table-cell>
          <table:table-cell table:style-name="Table2.F5" office:value-type="string">
            <text:p text:style-name="P16" loext:marker-style-name="T16"><text:span text:style-name="T17">☐</text:span><text:span text:style-name="T18"/></text:p>
          </table:table-cell>
        </table:table-row>
        <text:soft-page-break/>
        <table:table-row table:style-name="Table2.1">
          <table:table-cell table:style-name="Table2.A6" office:value-type="string">
            <text:p text:style-name="P17" loext:marker-style-name="T11"><text:span text:style-name="T11">The prototype can help identify reproducibility.</text:span></text:p>
          </table:table-cell>
          <table:table-cell table:style-name="Table2.B6" office:value-type="string">
            <text:p text:style-name="P16" loext:marker-style-name="T16"><text:span text:style-name="T17">☐</text:span><text:span text:style-name="T18"/></text:p>
          </table:table-cell>
          <table:table-cell table:style-name="Table2.C6" office:value-type="string">
            <text:p text:style-name="P16" loext:marker-style-name="T16"><text:span text:style-name="T17">☐</text:span><text:span text:style-name="T18"/></text:p>
          </table:table-cell>
          <table:table-cell table:style-name="Table2.D6" office:value-type="string">
            <text:p text:style-name="P16" loext:marker-style-name="T16"><text:span text:style-name="T17">☐</text:span><text:span text:style-name="T18"/></text:p>
          </table:table-cell>
          <table:table-cell table:style-name="Table2.E6" office:value-type="string">
            <text:p text:style-name="P16" loext:marker-style-name="T16"><text:span text:style-name="T17">☐</text:span><text:span text:style-name="T18"/></text:p>
          </table:table-cell>
          <table:table-cell table:style-name="Table2.F6" office:value-type="string">
            <text:p text:style-name="P16" loext:marker-style-name="T16"><text:span text:style-name="T17">☐</text:span><text:span text:style-name="T18"/></text:p>
          </table:table-cell>
        </table:table-row>
        <table:table-row table:style-name="Table2.1">
          <table:table-cell table:style-name="Table2.A7" office:value-type="string">
            <text:p text:style-name="P17" loext:marker-style-name="T11"><text:span text:style-name="T11">I trust the pipelines’s output when assessing </text:span><text:span text:style-name="T19">reproducibility.</text:span></text:p>
          </table:table-cell>
          <table:table-cell table:style-name="Table2.B7" office:value-type="string">
            <text:p text:style-name="P16" loext:marker-style-name="T16"><text:span text:style-name="T17">☐</text:span><text:span text:style-name="T18"/></text:p>
          </table:table-cell>
          <table:table-cell table:style-name="Table2.C7" office:value-type="string">
            <text:p text:style-name="P16" loext:marker-style-name="T16"><text:span text:style-name="T17">☐</text:span><text:span text:style-name="T18"/></text:p>
          </table:table-cell>
          <table:table-cell table:style-name="Table2.D7" office:value-type="string">
            <text:p text:style-name="P16" loext:marker-style-name="T16"><text:span text:style-name="T17">☐</text:span><text:span text:style-name="T18"/></text:p>
          </table:table-cell>
          <table:table-cell table:style-name="Table2.E7" office:value-type="string">
            <text:p text:style-name="P16" loext:marker-style-name="T16"><text:span text:style-name="T17">☐</text:span><text:span text:style-name="T18"/></text:p>
          </table:table-cell>
          <table:table-cell table:style-name="Table2.F7" office:value-type="string">
            <text:p text:style-name="P16" loext:marker-style-name="T16"><text:span text:style-name="T17">☐</text:span><text:span text:style-name="T18"/></text:p>
          </table:table-cell>
        </table:table-row>
        <table:table-row table:style-name="Table2.1">
          <table:table-cell table:style-name="Table2.A8" office:value-type="string">
            <text:p text:style-name="P17" loext:marker-style-name="T11"><text:span text:style-name="T11">[One more question here?]</text:span></text:p>
          </table:table-cell>
          <table:table-cell table:style-name="Table2.B8" office:value-type="string">
            <text:p text:style-name="P16" loext:marker-style-name="T16"><text:span text:style-name="T17">☐</text:span><text:span text:style-name="T18"/></text:p>
          </table:table-cell>
          <table:table-cell table:style-name="Table2.C8" office:value-type="string">
            <text:p text:style-name="P16" loext:marker-style-name="T16"><text:span text:style-name="T17">☐</text:span><text:span text:style-name="T18"/></text:p>
          </table:table-cell>
          <table:table-cell table:style-name="Table2.D8" office:value-type="string">
            <text:p text:style-name="P16" loext:marker-style-name="T16"><text:span text:style-name="T17">☐</text:span><text:span text:style-name="T18"/></text:p>
          </table:table-cell>
          <table:table-cell table:style-name="Table2.E8" office:value-type="string">
            <text:p text:style-name="P16" loext:marker-style-name="T16"><text:span text:style-name="T17">☐</text:span><text:span text:style-name="T18"/></text:p>
          </table:table-cell>
          <table:table-cell table:style-name="Table2.F8" office:value-type="string">
            <text:p text:style-name="P16" loext:marker-style-name="T16"><text:span text:style-name="T17">☐</text:span><text:span text:style-name="T18"/></text:p>
          </table:table-cell>
        </table:table-row>
        <table:table-row table:style-name="Table2.1">
          <table:table-cell table:style-name="Table2.A1" table:number-columns-spanned="6" office:value-type="string">
            <text:p text:style-name="P18" loext:marker-style-name="T12"><text:span text:style-name="T12">OPEN FEEDBACK:</text:span><text:span text:style-name="T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table:number-columns-spanned="6" office:value-type="string">
            <text:p text:style-name="P14" loext:marker-style-name="T3"><text:span text:style-name="T3">Are there any important aspects of reproducibility you think the checklist missed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14" loext:marker-style-name="T3"><text:span text:style-name="Placeholder_20_Text"><text:span text:style-name="T20"/></text:span></text:p>
            <text:p text:style-name="P14" loext:marker-style-name="T3"><text:span text:style-name="Placeholder_20_Text"><text:span text:style-name="T20"/></text:span></text:p>
            <text:p text:style-name="P14" loext:marker-style-name="T3"><text:span text:style-name="Placeholder_20_Text"><text:span text:style-name="T20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6" office:value-type="string">
            <text:p text:style-name="P14" loext:marker-style-name="T3"><text:span text:style-name="T3">[One more question here?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14" loext:marker-style-name="T3"><text:span text:style-name="Placeholder_20_Text"><text:span text:style-name="T20"/></text:span></text:p>
            <text:p text:style-name="P14" loext:marker-style-name="T3"><text:span text:style-name="Placeholder_20_Text"><text:span text:style-name="T20"/></text:span></text:p>
            <text:p text:style-name="P14" loext:marker-style-name="T3"><text:span text:style-name="Placeholder_20_Text"><text:span text:style-name="T20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6" office:value-type="string">
            <text:p text:style-name="P14" loext:marker-style-name="T3"><text:span text:style-name="T3">Do you have any other comments or suggestions regarding the training program?Do you have any other comments or suggestions regarding the checklist and/or prototype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14" loext:marker-style-name="T3"><text:span text:style-name="Placeholder_20_Text"><text:span text:style-name="T20"/></text:span></text:p>
            <text:p text:style-name="P14" loext:marker-style-name="T3"><text:span text:style-name="Placeholder_20_Text"><text:span text:style-name="T20"/></text:span></text:p>
            <text:p text:style-name="P14" loext:marker-style-name="T3"><text:span text:style-name="Placeholder_20_Text"><text:span text:style-name="T20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6" office:value-type="string">
            <text:p text:style-name="P19" loext:marker-style-name="T3">Thank you for taking the time to complete <text:span text:style-name="T21">the study and</text:span> survey. Your feedback is invaluable in helping me enhance the pipeline. If you have any further comments or concerns, please feel free to reach out to the me at:</text:p>
            <text:p text:style-name="P19" loext:marker-style-name="T3"><text:a xlink:type="simple" xlink:href="mailto:domenik.kern@stud.uni-hannover.de" text:style-name="Internet_20_link" text:visited-style-name="Visited_20_Internet_20_Link">domenik.kern@stud.uni-hannover.de</text:a></text:p>
            <text:p text:style-name="P20" loext:marker-style-name="T3">I appreciate your participatio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7" table:number-columns-spanned="6" office:value-type="string">
            <text:p text:style-name="P14" loext:marker-style-name="T22"><text:span text:style-name="T22">Sincerely,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8" table:number-columns-spanned="6" office:value-type="string">
            <text:p text:style-name="P21"><text:span text:style-name="T23">Domenik Kern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 loext:marker-style-name="T2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PK" style:letter-kerning="false" style:font-name-asian="Calibri2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767171" loext:opacity="100%" fo:font-size="10pt" style:font-size-asian="10pt">
        <loext:char-complex-color loext:theme-type="light2" loext:color-type="theme">
          <loext:transformation loext:type="shade" loext:value="4980"/>
        </loext:char-complex-color>
      </style:text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02cm" fo:margin-left="0cm" fo:margin-right="0cm" fo:margin-bottom="0.90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 loext:marker-style-name="MT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utta</meta:initial-creator>
    <meta:editing-cycles>12</meta:editing-cycles>
    <meta:creation-date>2025-06-18T16:11:00</meta:creation-date>
    <dc:date>2025-06-18T18:21:41.458452100</dc:date>
    <meta:editing-duration>PT56M21S</meta:editing-duration>
    <meta:generator>LibreOffice/25.2.4.3$Windows_X86_64 LibreOffice_project/33e196637044ead23f5c3226cde09b47731f7e27</meta:generator>
    <meta:document-statistic meta:table-count="3" meta:image-count="0" meta:object-count="0" meta:page-count="2" meta:paragraph-count="90" meta:word-count="337" meta:character-count="1875" meta:non-whitespace-character-count="1625"/>
    <meta:user-defined meta:name="AppVersion">16.0000</meta:user-defined>
    <meta:user-defined meta:name="Company">HP</meta:user-defined>
    <meta:template xlink:type="simple" xlink:actuate="onRequest" xlink:title="Normal" xlink:href=""/>
  </office:meta>
</office:document-meta>
</file>